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904" officeooo:paragraph-rsid="00081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 Formation React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4:02.266924773</meta:creation-date>
    <dc:date>2019-02-13T09:54:38.977803443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0.6.2$Linux_X86_64 LibreOffice_project/00m0$Build-2</meta:generator>
  </office:meta>
</office:document-meta>
</file>